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13.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T57" style:family="text">
      <style:text-properties fo:background-color="transparent" fo:color="#aaaa7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P20" style:parent-style-name="Standard" style:family="paragraph">
      <style:paragraph-properties>
        <style:tab-stops>
          <style:tab-stop style:position="-61.59229900781pt" style:type="right" style:leader-type="none" style:leader-style="none" style:leader-width="auto" style:leader-color="font-color"/>
          <style:tab-stop style:position="-46.06635110390pt" style:type="left" style:leader-type="none" style:leader-style="none" style:leader-width="auto" style:leader-color="font-color"/>
          <style:tab-stop style:position="-10.81825315989pt" style:type="center" style:leader-type="none" style:leader-style="none" style:leader-width="auto" style:leader-color="font-color"/>
          <style:tab-stop style:position="0.00000000000pt" style:type="left" style:leader-type="none" style:leader-style="none" style:leader-width="auto" style:leader-color="font-color"/>
          <style:tab-stop style:position="0.00000000000pt" style:type="center" style:leader-type="none" style:leader-style="none" style:leader-width="auto" style:leader-color="font-color"/>
          <style:tab-stop style:position="11.00199794831pt" style:type="left" style:leader-type="none" style:leader-style="none" style:leader-width="auto" style:leader-color="font-color"/>
          <style:tab-stop style:position="25.26908521137pt" style:type="left" style:leader-type="none" style:leader-style="none" style:leader-width="auto" style:leader-color="font-color"/>
        </style:tab-stops>
      </style:paragraph-properties>
      <style:text-properties fo:color="#000000" fo:font-family="Sans Serif" fo:font-size="9.000000000000000pt"/>
    </style:style>
    <style:style style:name="P21" style:parent-style-name="Standard" style:family="paragraph">
      <style:paragraph-properties fo:text-align="center"/>
      <style:text-properties fo:color="#000000" fo:font-family="Sans Serif" fo:font-size="9.000000000000000pt"/>
    </style:style>
    <style:style style:name="P22" style:parent-style-name="Standard" style:family="paragraph">
      <style:paragraph-properties fo:text-align="left"/>
      <style:text-properties fo:color="#000000" fo:font-family="Sans Serif" fo:font-size="9.000000000000000pt"/>
    </style:style>
    <style:style style:name="P23" style:family="paragraph">
      <style:text-properties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parallel"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static int deltH = 10;//临时修正代码</text:p>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248.81903642342pt" svg:height="123.3534102472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20"><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text:p text:style-name="P17">类似LibreOffice方式伸缩工具箱 代码实现在KWGui::KWGui （ 在KWView 中作为变量存在）<text:s/></text:p>
      <text:p text:style-name="P17"/>
      <text:p text:style-name="P17">KWCanvas : public QWidget, public KWCanvasBase</text:p>
      <text:p text:style-name="P17"><text:s/></text:p>
      <text:p text:style-name="P17">KWCanvasBase 绘制文档区域的内容（每页文档，每页文档间的空隙区域不属于 该类绘制）</text:p>
      <text:p text:style-name="P17"/>
      <text:p text:style-name="P17">20220304<text:s/><text:span text:style-name="T57">KWView为整个文档窗体, KWGui用KWView作为父窗体, KWGui上布局所有工具的窗体，包含了 word编辑区域</text:span></text:p>
      <text:p text:style-name="P17"/>
      <text:p text:style-name="P17"><text:span text:style-name="T57"><text:s/>KWGui</text:span>： QGridLayout *gridLayout = new QGridLayout(this); <text:s/>窗体上布局放了 x /y 方向标尺, 工具箱, Y方向滚动条</text:p>
      <text:p text:style-name="P17"/>
      <text:p text:style-name="P17">KoCanvasControllerWidget滚动区域控件下加视图窗口(d-&gt;viewportWidget = new Viewport(this); )</text:p>
      <text:p text:style-name="P17"/>
      <text:p text:style-name="P17">MVC模式？ M:KWViewModeNormal <text:s/>V:KWCanvas C:KoCanvasControllerWidget</text:p>
      <text:p text:style-name="P17">控件层次关系：【使用setToolTip 测试 可以看出】</text:p>
      <text:p text:style-name="P17"/>
      <text:p text:style-name="P21"><draw:frame draw:style-name="gr3" xml:id="shape-12" draw:id="shape-12" draw:z-index="0" svg:width="357.16597308000pt" svg:height="161.45013303443pt" text:anchor-type="as-char"><draw:image xlink:type="simple" xlink:show="embed" xlink:actuate="onLoad" xlink:href="Pictures/image12.png"/></draw:frame></text:p>
      <text:p text:style-name="P17">KWView/KWGui/KWCanvas KoCanvasControllerWidget KoRuler QDockWidget QToolButton[伸缩按钮]</text:p>
      <text:p text:style-name="P17"/>
      <text:p text:style-name="P17">滚动功能参考 https://blog.csdn.net/hyongilfmmm/article/details/83014405</text:p>
      <text:p text:style-name="P17">文档区域绘制出来？？？</text:p>
      <text:p text:style-name="P17">void KWCanvasBase::paint(QPainter &amp;painter, const QRectF &amp;paintRect)</text:p>
      <text:p text:style-name="P17">绘制了文档整个区域(边框 文档全部)</text:p>
      <text:p text:style-name="P17">m_shapeManager-&gt;paint(painter, *(viewConverter()), false); // Paint all shapes</text:p>
      <text:p text:style-name="P17"/>
      <text:p text:style-name="P17">void TextShape::paintComponent( 包含了绘制文本文档的外围框 painter.drawRect(rect);)</text:p>
      <text:p text:style-name="P17"/>
      <text:p text:style-name="P17">KoTextLayoutArea::paint <text:s text:c="14"/>KoTextLayoutArea_paint.cpp <text:s text:c="8"/>78<text:s/></text:p>
      <text:p text:style-name="P17">TextShape::paintComponent <text:s text:c="12"/>TextShape.cpp <text:s text:c="21"/>207<text:s text:c="82"/></text:p>
      <text:p text:style-name="P17">KoShapeContainer::paint <text:s text:c="14"/>KoShapeContainer.cpp <text:s text:c="14"/>179</text:p>
      <text:p text:style-name="P17">KoShapeManager::paintShape <text:s text:c="11"/>KoShapeManager.cpp <text:s text:c="16"/>349</text:p>
      <text:p text:style-name="P17">KoShapeManagerPaintingStrategy::paint KoShapeManagerPaintingStrategy.cpp 40<text:s/></text:p>
      <text:p text:style-name="P17">KoShapeManager::paint <text:s text:c="16"/>KoShapeManager.cpp <text:s text:c="16"/>309</text:p>
      <text:p text:style-name="P17">KWCanvasBase::paint <text:s text:c="18"/>KWCanvasBase.cpp <text:s text:c="18"/>297</text:p>
      <text:p text:style-name="P17">KWCanvas::paintEvent <text:s text:c="17"/>KWCanvas.cpp <text:s text:c="22"/>222</text:p>
      <text:p text:style-name="P17"/>
      <text:p text:style-name="P17"/>
      <text:p text:style-name="P17">//设置文本区域各个坐标参数(源码： 2页文档间间距 #define GAP 20， 现在修改#define PAGESGAP 10 )</text:p>
      <text:p text:style-name="P17">QVector&lt;KWViewMode::ViewMap&gt; KWViewModeNormal::updatePageCache</text:p>
      <text:p text:style-name="P17"/>
      <text:p text:style-name="P17">页间隔 调整参考绘制"显示文本边框"</text:p>
      <text:p text:style-name="P17">void KWCanvas::mouseMoveEvent(QMouseEvent *e)<text:s/></text:p>
      <text:p text:style-name="P17">void KWCanvas::mouseDoubleClickEvent(QMouseEvent *e)</text:p>
      <text:p text:style-name="P17">上面2处中增加了显示或者隐藏页间的空白区域功能，目前存在鼠标形状可能不改变问题待修正</text:p>
      <text:p text:style-name="P17"/>
      <text:p text:style-name="P17"/>
      <text:p text:style-name="P17">????段落级别 字体大小没有和文字一致调整！！！！</text:p>
      <text:p text:style-name="P17"/>
      <text:p text:style-name="P17">字体结构的Baseline/Leading/Ascent/Descent的图示</text:p>
      <text:p text:style-name="P22"><draw:frame draw:style-name="gr2" xml:id="shape-13" draw:id="shape-13" draw:z-index="1" svg:width="244.05684784164pt" svg:height="69.92640022429pt" text:anchor-type="as-char"><draw:image xlink:type="simple" xlink:show="embed" xlink:actuate="onLoad" xlink:href="Pictures/image13.png"/></draw:frame></text:p>
      <text:p text:style-name="P22">https://blog.csdn.net/xuguangsoft/article/details/8579932</text:p>
      <text:p text:style-name="P22"/>
      <text:p text:style-name="P22"/>
      <text:p text:style-name="P22"/>
      <text:p text:style-name="P22">20220402 重绘制地方(目前确认主要是文字文本等)</text:p>
      <text:p text:style-name="P22">void KoTextLayoutArea::paint(QPainter *painter, const KoTextDocumentLayout::PaintContext &amp;context)</text:p>
      <text:p text:style-name="P22">{</text:p>
      <text:p text:style-name="P22">ln:259 <text:s text:c="2"/>drawListItem(painter, block); //绘制段落list</text:p>
      <text:p text:style-name="P22"/>
      <text:p text:style-name="P22">ln:439 <text:s text:c="2"/>layout-&gt;draw(painter, QPointF(0, 0), selections);//绘制文本文字</text:p>
      <text:p text:style-name="P23"/>
      <text:p text:style-name="P22"/>
      <text:p text:style-name="P22">}</text:p>
      <text:p text:style-name="P22">20220407 绘制插入图片的地方</text:p>
      <text:p text:style-name="P22">void PictureShape::paint(QPainter &amp;painter, const KoViewConverter &amp;converter, KoShapePaintingContext &amp;paintContext)</text:p>
      <text:p text:style-name="P22"/>
      <text:p text:style-name="P22">20220407 绘制插入影像文件的地方</text:p>
      <text:p text:style-name="P22">void VideoShape::paint(QPainter &amp;painter, const KoViewConverter &amp;converter, KoShapePaintingContext &amp;)</text:p>
      <text:p text:style-name="P22"/>
      <text:p text:style-name="P22"/>
      <text:p text:style-name="P22">20220407 应该是所有图形绘制的触发点</text:p>
      <text:p text:style-name="P22">void KoShapeManager::paintShape(</text:p>
      <text:p text:style-name="P22"/>
      <text:p text:style-name="P22"/>
      <text:p text:style-name="P22">///设置页眉页脚尺寸相关信息 地方20220402</text:p>
      <text:p text:style-name="P22">KoTextLayoutRootArea *KWRootAreaProvider::provide(<text:s/></text:p>
      <text:p text:style-name="P22"/>
      <text:p text:style-name="P17"/>
      <text:p text:style-name="P17"/>
      <text:p text:style-name="P17"/>
      <text:p text:style-name="P17"/>
      <text:p text:style-name="P17"/>
      <text:p text:style-name="P17"/>
      <text:p text:style-name="P17">TruthSocial</text:p>
      <text:p text:style-name="P17">很多类似github 如：https://codeberg.org/<text:s/></text:p>
      <text:p text:style-name="P17"/>
      <text:p text:style-name="P17">编译器和链接器在创建二进制镜像文件（诸如exe、dll、sys）时，伴生的后缀名为.dbg、.sym或.pdb的包含镜像文件编译、链接过程中生成的符号信息的文件称为符号文件。具体来说，符号信息包括如下内容：</text:p>
      <text:p text:style-name="P17">全局变量；</text:p>
      <text:p text:style-name="P17">局部变量；</text:p>
      <text:p text:style-name="P17">函数；</text:p>
      <text:p text:style-name="P17">变量、结构体类型定义；</text:p>
      <text:p text:style-name="P17">源文件路径以及每个符号对应于源文件中的行号，这是进行源码级别调试的基础。</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10" style:display-name="Contents 10" style:family="paragraph">
      <style:paragraph-properties fo:margin-left="7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Bibliography_20techreport" style:display-name="Bibliography techreport" style:family="paragraph"/>
    <style:style style:name="Bibliography_20unpublished" style:display-name="Bibliography unpublished" style:family="paragraph"/>
    <style:style style:name="Bibliography_20phdthesis" style:display-name="Bibliography phdthesis" style:family="paragraph"/>
    <style:style style:name="Bibliography_20proceedings" style:display-name="Bibliography proceedings" style:family="paragraph"/>
    <style:style style:name="Bibliography_20mastersthesis" style:display-name="Bibliography mastersthesis" style:family="paragraph"/>
    <style:style style:name="Bibliography_20misc" style:display-name="Bibliography misc" style:family="paragraph"/>
    <style:style style:name="Bibliography_20journal" style:display-name="Bibliography journal" style:family="paragraph"/>
    <style:style style:name="Bibliography_20manual" style:display-name="Bibliography manual"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email" style:display-name="Bibliography email" style:family="paragraph"/>
    <style:style style:name="Bibliography_20inbook" style:display-name="Bibliography inbook" style:family="paragraph"/>
    <style:style style:name="Bibliography_20booklet" style:display-name="Bibliography booklet" style:family="paragraph"/>
    <style:style style:name="Bibliography_20conference" style:display-name="Bibliography conference" style:family="paragraph"/>
    <style:style style:name="Bibliography_20article" style:display-name="Bibliography article" style:family="paragraph"/>
    <style:style style:name="Bibliography_20book" style:display-name="Bibliography book" style:family="paragraph"/>
    <style:style style:name="Footnote" style:display-name="Footnote" style:family="paragraph" style:next-style-name=""/>
    <style:style style:name="Endnote" style:display-name="Endnote" style:family="paragraph" style:next-style-name=""/>
    <style:style style:name="Bibliography_20custom4" style:display-name="Bibliography custom4" style:family="paragraph"/>
    <style:style style:name="Bibliography_20custom5" style:display-name="Bibliography custom5" style:family="paragraph"/>
    <style:style style:name="Bibliography_20custom2" style:display-name="Bibliography custom2" style:family="paragraph"/>
    <style:style style:name="Bibliography_20custom3" style:display-name="Bibliography custom3" style:family="paragraph"/>
    <style:style style:name="Bibliography_20www" style:display-name="Bibliography www" style:family="paragraph"/>
    <style:style style:name="Bibliography_20custom1" style:display-name="Bibliography custom1" style:family="paragraph"/>
    <style:style style:name="Bullet_20List" style:display-name="Bullet List" style:family="paragraph" style:list-style-name="L6">
      <style:text-properties fo:font-size="12.000000000000000pt"/>
    </style:style>
    <style:style style:name="Enumerated_20List" style:display-name="Enumerated List" style:family="paragraph" style:list-style-name="L4">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Head_201" style:default-outline-level="1" style:display-name="Head 1" style:family="paragraph" style:next-style-name="Standard">
      <style:text-properties fo:font-size="20.000000000000000pt" fo:font-weight="bold"/>
    </style:style>
    <style:style style:name="A1" style:display-name="A1" style:family="paragraph">
      <style:text-properties fo:color="#000000" fo:font-family="Sans Serif" fo:font-size="12.000000000000000pt"/>
    </style:style>
    <style:style style:name="Head_203" style:default-outline-level="3" style:display-name="Head 3" style:family="paragraph" style:next-style-name="Standard">
      <style:text-properties fo:font-size="12.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Alphabetical_20List" style:display-name="Alphabetical List" style:family="paragraph" style:list-style-name="L5">
      <style:text-properties fo:font-size="12.000000000000000pt"/>
    </style:style>
    <style:style style:name="Standard" style:display-name="Standard" style:family="paragraph">
      <style:text-properties fo:font-size="12.000000000000000pt"/>
    </style:style>
    <style:style style:name="Contents_209" style:display-name="Contents 9" style:family="paragraph">
      <style:paragraph-properties fo:margin-left="64.000000000000000pt"/>
    </style:style>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0000000000003pt" fo:margin-left="56.979999999999997pt" fo:margin-right="56.979999999999997pt" fo:margin-top="20.000000000000000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5</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594</meta:editing-cycles>
    <dc:date>2022-04-07T16:23:21</dc:date>
    <meta:creation-date>2008-08-22T11:41:04</meta:creation-date>
  </office:meta>
</office:document-meta>
</file>